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F" svg:font-family=""/>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88cm" fo:margin-left="0cm" fo:margin-right="0.012cm" table:align="margins"/>
    </style:style>
    <style:style style:name="Table1.A" style:family="table-column">
      <style:table-column-properties style:column-width="2.037cm" style:rel-column-width="7860*"/>
    </style:style>
    <style:style style:name="Table1.B" style:family="table-column">
      <style:table-column-properties style:column-width="4.604cm" style:rel-column-width="17761*"/>
    </style:style>
    <style:style style:name="Table1.C" style:family="table-column">
      <style:table-column-properties style:column-width="5.212cm" style:rel-column-width="20109*"/>
    </style:style>
    <style:style style:name="Table1.D" style:family="table-column">
      <style:table-column-properties style:column-width="5.135cm" style:rel-column-width="19805*"/>
    </style:style>
    <style:style style:name="Table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5000b" fo:padding="0.097cm" fo:border="0.002cm solid #000000">
        <style:background-image/>
      </style:table-cell-properties>
    </style:style>
    <style:style style:name="Table1.A2" style:family="table-cell">
      <style:table-cell-properties fo:background-color="#c5000b"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 style:family="table">
      <style:table-properties style:width="16.988cm" fo:margin-left="0cm" fo:margin-right="0.012cm" table:align="margins"/>
    </style:style>
    <style:style style:name="Table2.A" style:family="table-column">
      <style:table-column-properties style:column-width="2.037cm" style:rel-column-width="7860*"/>
    </style:style>
    <style:style style:name="Table2.B" style:family="table-column">
      <style:table-column-properties style:column-width="4.604cm" style:rel-column-width="17761*"/>
    </style:style>
    <style:style style:name="Table2.C" style:family="table-column">
      <style:table-column-properties style:column-width="5.212cm" style:rel-column-width="20109*"/>
    </style:style>
    <style:style style:name="Table2.D" style:family="table-column">
      <style:table-column-properties style:column-width="5.135cm" style:rel-column-width="19805*"/>
    </style:style>
    <style:style style:name="Table2.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5000b" fo:padding="0.097cm" fo:border="0.002cm solid #000000">
        <style:background-image/>
      </style:table-cell-properties>
    </style:style>
    <style:style style:name="Table2.A2" style:family="table-cell">
      <style:table-cell-properties fo:background-color="#c5000b"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2"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3" style:family="paragraph" style:parent-style-name="Standard">
      <style:paragraph-properties fo:text-align="center" style:justify-single-word="false"/>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14" style:family="paragraph" style:parent-style-name="Standard">
      <style:paragraph-properties fo:text-align="center" style:justify-single-word="false"/>
      <style:text-properties fo:font-size="26pt" fo:font-style="normal" style:text-underline-style="none" fo:font-weight="bold" style:font-size-asian="26pt" style:font-style-asian="normal" style:font-weight-asian="bold" style:font-size-complex="26pt" style:font-style-complex="normal" style:font-weight-complex="bold"/>
    </style:style>
    <style:style style:name="P15" style:family="paragraph" style:parent-style-name="Standard">
      <style:text-properties fo:font-style="normal" style:text-underline-style="none" style:font-style-asian="normal" style:font-style-complex="normal"/>
    </style:style>
    <style:style style:name="P16" style:family="paragraph" style:parent-style-name="Table_20_Contents">
      <style:text-properties fo:font-size="12pt" style:font-size-asian="10.5pt" style:font-size-complex="12pt"/>
    </style:style>
    <style:style style:name="P17" style:family="paragraph" style:parent-style-name="Table_20_Contents">
      <style:paragraph-properties fo:text-align="center" style:justify-single-word="false"/>
      <style:text-properties fo:font-size="12pt" style:font-size-asian="10.5pt" style:font-size-complex="12pt"/>
    </style:style>
    <style:style style:name="P18" style:family="paragraph" style:parent-style-name="Table_20_Contents">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Table_20_Contents">
      <style:paragraph-properties fo:text-align="center" style:justify-single-word="false" fo:background-color="#c0c0c0">
        <style:background-image/>
      </style:paragraph-properties>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1" style:family="paragraph" style:parent-style-name="Table_20_Contents">
      <style:paragraph-properties fo:margin-left="0.035cm" fo:margin-right="0.141cm" fo:text-indent="0cm" style:auto-text-indent="false"/>
      <style:text-properties fo:font-size="12pt" style:font-size-asian="10.5pt" style:font-size-complex="12pt"/>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3">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4">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14">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15">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8">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39" style:family="paragraph" style:parent-style-name="Standard" style:list-style-name="L6">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1"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2" style:family="paragraph" style:parent-style-name="Standard" style:list-style-name="L11">
      <style:text-properties style:text-underline-style="none"/>
    </style:style>
    <style:style style:name="P43" style:family="paragraph" style:parent-style-name="Standard" style:list-style-name="L12"/>
    <style:style style:name="P44" style:family="paragraph" style:parent-style-name="Table_20_Contents" style:list-style-name="L5">
      <style:paragraph-properties fo:margin-left="-4.145cm" fo:margin-right="0.009cm" fo:text-align="center" style:justify-single-word="false" fo:text-indent="0cm" style:auto-text-indent="false"/>
      <style:text-properties fo:font-size="12pt" style:font-size-asian="10.5pt" style:font-size-complex="12pt"/>
    </style:style>
    <style:style style:name="P45"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6" style:family="text">
      <style:text-properties style:font-name="DejaVu San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4.443cm" text:min-label-width="0.635cm"/>
        <style:text-properties style:font-name="StarSymbol"/>
      </text:list-level-style-bullet>
      <text:list-level-style-bullet text:level="2" text:style-name="Bullet_20_Symbols" style:num-suffix="." text:bullet-char="○">
        <style:list-level-properties text:space-before="5.713cm" text:min-label-width="0.635cm"/>
        <style:text-properties style:font-name="StarSymbol"/>
      </text:list-level-style-bullet>
      <text:list-level-style-bullet text:level="3" text:style-name="Bullet_20_Symbols" style:num-suffix="." text:bullet-char="■">
        <style:list-level-properties text:space-before="6.983cm" text:min-label-width="0.635cm"/>
        <style:text-properties style:font-name="StarSymbol"/>
      </text:list-level-style-bullet>
      <text:list-level-style-bullet text:level="4" text:style-name="Bullet_20_Symbols" style:num-suffix="." text:bullet-char="●">
        <style:list-level-properties text:space-before="8.253cm" text:min-label-width="0.635cm"/>
        <style:text-properties style:font-name="StarSymbol"/>
      </text:list-level-style-bullet>
      <text:list-level-style-bullet text:level="5" text:style-name="Bullet_20_Symbols" style:num-suffix="." text:bullet-char="○">
        <style:list-level-properties text:space-before="9.523cm" text:min-label-width="0.635cm"/>
        <style:text-properties style:font-name="StarSymbol"/>
      </text:list-level-style-bullet>
      <text:list-level-style-bullet text:level="6" text:style-name="Bullet_20_Symbols" style:num-suffix="." text:bullet-char="■">
        <style:list-level-properties text:space-before="10.793cm" text:min-label-width="0.635cm"/>
        <style:text-properties style:font-name="StarSymbol"/>
      </text:list-level-style-bullet>
      <text:list-level-style-bullet text:level="7" text:style-name="Bullet_20_Symbols" style:num-suffix="." text:bullet-char="●">
        <style:list-level-properties text:space-before="12.063cm" text:min-label-width="0.635cm"/>
        <style:text-properties style:font-name="StarSymbol"/>
      </text:list-level-style-bullet>
      <text:list-level-style-bullet text:level="8" text:style-name="Bullet_20_Symbols" style:num-suffix="." text:bullet-char="○">
        <style:list-level-properties text:space-before="13.333cm" text:min-label-width="0.635cm"/>
        <style:text-properties style:font-name="StarSymbol"/>
      </text:list-level-style-bullet>
      <text:list-level-style-bullet text:level="9" text:style-name="Bullet_20_Symbols" style:num-suffix="." text:bullet-char="■">
        <style:list-level-properties text:space-before="14.603cm" text:min-label-width="0.635cm"/>
        <style:text-properties style:font-name="StarSymbol"/>
      </text:list-level-style-bullet>
      <text:list-level-style-bullet text:level="10" text:style-name="Bullet_20_Symbols" style:num-suffix="." text:bullet-char="●">
        <style:list-level-properties text:space-before="15.873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1"/>
      <text:p text:style-name="P12">Manual de Proyecto</text:p>
      <text:p text:style-name="P14"/>
      <text:p text:style-name="P14"/>
      <text:p text:style-name="P13">FITORRENT ver.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Indice:</text:p>
      <text:p text:style-name="Standard"/>
      <text:p text:style-name="Standard"/>
      <text:p text:style-name="Standard"/>
      <text:p text:style-name="Standard"/>
      <text:p text:style-name="Standard"/>
      <text:p text:style-name="Standard"/>
      <text:p text:style-name="Standard"/>
      <text:p text:style-name="Standard">1 .- Integrantes ............................................................................................................3</text:p>
      <text:p text:style-name="Standard"/>
      <text:p text:style-name="Standard">2 .- Division de Tareas ................................................................................................4</text:p>
      <text:p text:style-name="Standard"/>
      <text:p text:style-name="Standard">3 .- Evolucion del Proyecto .........................................................................................5</text:p>
      <text:p text:style-name="Standard"/>
      <text:p text:style-name="Standard">4 .- Inconvenientes Encontrados .................................................................................7</text:p>
      <text:p text:style-name="Standard"/>
      <text:p text:style-name="Standard">5 .- Analisis de puntos pendientes................................................................................8</text:p>
      <text:p text:style-name="Standard"/>
      <text:p text:style-name="Standard">6 .- Herramientas .........................................................................................................9</text:p>
      <text:p text:style-name="Standard"/>
      <text:p text:style-name="Standard">7 .- Conclusiones .........................................................................................................10</text:p>
      <text:p text:style-name="Standard"/>
      <text:p text:style-name="Standard">8 .- Apendice: Enunciado ............................................................................................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Integrantes :</text:p>
      <text:p text:style-name="Standard"/>
      <text:p text:style-name="Standard"/>
      <text:p text:style-name="Standard"/>
      <text:p text:style-name="Standard"/>
      <text:p text:style-name="Standard"><text:s/><text:span text:style-name="T5">Grupo N</text:span><text:span text:style-name="T6">º</text:span><text:span text:style-name="T5"> </text:span><text:span text:style-name="T5">1:</text:span></text:p>
      <text:p text:style-name="Standard"/>
      <text:p text:style-name="Standard"/>
      <text:p text:style-name="Standard"/>
      <text:list text:style-name="L1">
        <text:list-item>
          <text:p text:style-name="P22">Barbieri, Alejandro : <text:s text:c="12"/><text:tab/><text:tab/></text:p>
          <text:p text:style-name="P22"><text:s/></text:p>
          <text:list>
            <text:list-item>
              <text:list>
                <text:list-item>
                  <text:list>
                    <text:list-item>
                      <text:list>
                        <text:list-item>
                          <text:p text:style-name="P22"><text:s/><text:span text:style-name="T3">padron</text:span><text:span text:style-name="T4">: <text:s/>87480</text:span></text:p>
                        </text:list-item>
                      </text:list>
                      <text:p text:style-name="P22"><text:s/></text:p>
                      <text:list>
                        <text:list-item>
                          <text:p text:style-name="P22"><text:s/><text:span text:style-name="T3">email</text:span><text:span text:style-name="T4"> : </text:span><text:s text:c="3"/>chuchu132@gmail.com</text:p>
                        </text:list-item>
                      </text:list>
                    </text:list-item>
                  </text:list>
                </text:list-item>
              </text:list>
            </text:list-item>
          </text:list>
        </text:list-item>
      </text:list>
      <text:p text:style-name="Standard"/>
      <text:p text:style-name="Standard"/>
      <text:list text:style-name="L2">
        <text:list-item>
          <text:p text:style-name="P23">Garbarini, Lucia <text:s/>: <text:s text:c="8"/></text:p>
          <text:p text:style-name="P23"/>
          <text:list>
            <text:list-item>
              <text:list>
                <text:list-item>
                  <text:list>
                    <text:list-item>
                      <text:list>
                        <text:list-item>
                          <text:p text:style-name="P23"><text:s/><text:span text:style-name="T3">padrón</text:span>: 88300</text:p>
                          <text:p text:style-name="P23"/>
                        </text:list-item>
                        <text:list-item>
                          <text:p text:style-name="P23"><text:s/><text:span text:style-name="T3">email</text:span>: <text:s text:c="2"/>lu.teddy@gmail.com</text:p>
                        </text:list-item>
                      </text:list>
                    </text:list-item>
                  </text:list>
                </text:list-item>
              </text:list>
            </text:list-item>
          </text:list>
          <text:p text:style-name="P23"><text:s text:c="14"/></text:p>
        </text:list-item>
      </text:list>
      <text:p text:style-name="Standard"/>
      <text:p text:style-name="Standard"/>
      <text:list text:style-name="L2">
        <text:list-item text:start-value="1">
          <text:p text:style-name="P23">De Gregorio, Fernando Adrián :</text:p>
          <text:p text:style-name="P23"/>
          <text:list>
            <text:list-item>
              <text:list>
                <text:list-item>
                  <text:list>
                    <text:list-item>
                      <text:list>
                        <text:list-item>
                          <text:p text:style-name="P23"><text:s/><text:span text:style-name="T3">padrón</text:span>: 86410 <text:s text:c="4"/></text:p>
                          <text:p text:style-name="P23"><text:s text:c="2"/></text:p>
                        </text:list-item>
                        <text:list-item>
                          <text:p text:style-name="P23"><text:s/><text:span text:style-name="T3">email</text:span>: <text:s text:c="2"/>adri_21_2006@hotmail.com</text:p>
                        </text:list-item>
                      </text:list>
                    </text:list-item>
                  </text:list>
                </text:list-item>
              </text:list>
            </text:list-item>
          </text:list>
        </text:list-item>
      </text:list>
      <text:p text:style-name="Standard"/>
      <text:p text:style-name="Standard"/>
      <text:list text:style-name="L2">
        <text:list-header>
          <text:p text:style-name="P23"><text:s/></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División de Tareas<text:span text:style-name="T4">:</text:span></text:p>
      <text:p text:style-name="P3"/>
      <text:p text:style-name="P6">La división de tareas se llevo a cabo, tomando de modelo lo recomendado por la cátedra Se realizaron algunas desviaciones por cuestiones de prioridades respecto a la evolución del proyecto.</text:p>
      <text:p text:style-name="P6"/>
      <text:p text:style-name="P6">Inicialmente la división de tareas para cada integrante del grupo fue realizada por uno de los ayudantes de la materia, indicando así las pautas generales, plazos respectivos de las tareas y una proyección a futuro de lo que se necesitaría realizar. Tomando los respectivos puntos en consideración y las tareas a realizar , se opto por la siguiente división de tareas para cada integrante del grupo.</text:p>
      <text:p text:style-name="P6"/>
      <text:p text:style-name="P5"><text:span text:style-name="T1">Apellido y Nombre </text:span><text:span text:style-name="T4">: Barbieri, Alejandro</text:span></text:p>
      <text:p text:style-name="P6"/>
      <text:p text:style-name="P5"><text:span text:style-name="T1">Tareas principales</text:span><text:span text:style-name="T4"> : <text:s text:c="3"/></text:span></text:p>
      <text:p text:style-name="P6"/>
      <text:list text:style-name="L3">
        <text:list-item>
          <text:list>
            <text:list-item>
              <text:list>
                <text:list-item>
                  <text:list>
                    <text:list-item>
                      <text:list>
                        <text:list-item>
                          <text:p text:style-name="P25">Investigación y comprensión del Protocolo Bittorrent.</text:p>
                        </text:list-item>
                        <text:list-item>
                          <text:p text:style-name="P25">Implementación de una estructura de clases adecuada para la aplicación. </text:p>
                        </text:list-item>
                        <text:list-item>
                          <text:p text:style-name="P25">Establecer los métodos y funciones para la comunicación entre peers.</text:p>
                        </text:list-item>
                        <text:list-item>
                          <text:p text:style-name="P25">Desarrollo e implementación del manejo de archivos en memoria, manejo de pieces descargadas.</text:p>
                        </text:list-item>
                        <text:list-item>
                          <text:p text:style-name="P25">Manejo de peers.</text:p>
                        </text:list-item>
                      </text:list>
                    </text:list-item>
                  </text:list>
                </text:list-item>
              </text:list>
            </text:list-item>
          </text:list>
        </text:list-item>
      </text:list>
      <text:p text:style-name="P3"/>
      <text:p text:style-name="P5"><text:span text:style-name="T1">Apellido y Nombre</text:span><text:span text:style-name="T4"> : Garbarini, Lucía</text:span></text:p>
      <text:p text:style-name="P6"/>
      <text:p text:style-name="P5"><text:span text:style-name="T1">Tareas principales</text:span><text:span text:style-name="T4"> : <text:s text:c="3"/></text:span></text:p>
      <text:p text:style-name="P6"/>
      <text:list text:style-name="L3">
        <text:list-item text:start-value="1">
          <text:list>
            <text:list-item text:start-value="1">
              <text:list>
                <text:list-item text:start-value="1">
                  <text:list>
                    <text:list-item text:start-value="1">
                      <text:list>
                        <text:list-item text:start-value="1">
                          <text:p text:style-name="P25">Investigación de widgets a utilizar.</text:p>
                        </text:list-item>
                        <text:list-item>
                          <text:p text:style-name="P25">Implementación de la interfaz gráfica para la aplicación que sea fácil de usar, intuitiva y similar a productos similares en el mercado.</text:p>
                        </text:list-item>
                        <text:list-item>
                          <text:p text:style-name="P25">Realización de pruebas de las distintas funcionalidades de la interfaz con el resto de la aplicación</text:p>
                        </text:list-item>
                      </text:list>
                    </text:list-item>
                  </text:list>
                </text:list-item>
              </text:list>
            </text:list-item>
          </text:list>
        </text:list-item>
      </text:list>
      <text:p text:style-name="P6"><text:tab/></text:p>
      <text:p text:style-name="P5"><text:span text:style-name="T1">Apellido y Nombre</text:span><text:span text:style-name="T4"> : De Gregorio, Fernando Adrián</text:span></text:p>
      <text:p text:style-name="P6"/>
      <text:p text:style-name="P5"><text:span text:style-name="T1">Tareas principales</text:span><text:span text:style-name="T4"> : <text:s text:c="3"/></text:span></text:p>
      <text:p text:style-name="P6"/>
      <text:list text:style-name="L3">
        <text:list-item text:start-value="1">
          <text:list>
            <text:list-item text:start-value="1">
              <text:list>
                <text:list-item text:start-value="1">
                  <text:list>
                    <text:list-item text:start-value="1">
                      <text:list>
                        <text:list-item text:start-value="1">
                          <text:p text:style-name="P25">Investigación y desarrollo del parser Bencode y del algoritmo Sha1.</text:p>
                        </text:list-item>
                        <text:list-item>
                          <text:p text:style-name="P25">Investigación del protocolo de comunicación con el Tracker e implementación del run y el procesamiento de las respuestas del mismo. </text:p>
                        </text:list-item>
                        <text:list-item>
                          <text:p text:style-name="P25">Desarrollo de pedidos de peers al Tracker y lógica del run del PeerDown.</text:p>
                          <text:p text:style-name="P25"/>
                        </text:list-item>
                      </text:list>
                    </text:list-item>
                  </text:list>
                </text:list-item>
              </text:list>
            </text:list-item>
          </text:list>
        </text:list-item>
      </text:list>
      <text:p text:style-name="P6"><text:tab/><text:tab/><text:tab/></text:p>
      <text:p text:style-name="P6">Tareas adicionales para todos los integrantes:</text:p>
      <text:p text:style-name="P6"/>
      <text:list text:style-name="L4">
        <text:list-item>
          <text:list>
            <text:list-item>
              <text:list>
                <text:list-item>
                  <text:list>
                    <text:list-item>
                      <text:list>
                        <text:list-item>
                          <text:p text:style-name="P26">Testeo de cada modulo desarrollado y documentación del mismo.</text:p>
                        </text:list-item>
                        <text:list-item>
                          <text:p text:style-name="P26">Integración con el resto de la aplicación.</text:p>
                          <text:p text:style-name="P26"/>
                        </text:list-item>
                      </text:list>
                    </text:list-item>
                  </text:list>
                </text:list-item>
              </text:list>
            </text:list-item>
          </text:list>
        </text:list-item>
      </text:list>
      <text:p text:style-name="P2"><text:soft-page-break/>Evolución del proyecto:</text:p>
      <text:p text:style-name="P6"/>
      <text:p text:style-name="P6"/>
      <text:p text:style-name="P6">En el inicio del trabajo, se desarrollo un cronograma de las distintas funciones a realizar durante el proyecto, basándose en el otorgado por la cátedra Se trataron de establecer metas semanales y tratar de cumplirlas dentro de lo establecido, realizando un seguimiento de las mismas y modificando las prioridades en función de lo restante por implementar y lo que no se llevo a completar. </text:p>
      <text:p text:style-name="P6"/>
      <text:p text:style-name="P8">Cronograma propuesto:</text:p>
      <text:p text:style-name="P6"/>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
          </table:table-cell>
          <table:table-cell table:style-name="Table1.A1" office:value-type="string">
            <text:p text:style-name="P17"><text:s/>Garbarini, Lucia</text:p>
          </table:table-cell>
          <table:table-cell table:style-name="Table1.A1" office:value-type="string">
            <text:p text:style-name="P17"><text:s/>De Gregorio, Adrián</text:p>
          </table:table-cell>
          <table:table-cell table:style-name="Table1.D1" office:value-type="string">
            <text:p text:style-name="P17"><text:s/>Barbieri, Alejandro</text:p>
          </table:table-cell>
        </table:table-row>
        <table:table-row>
          <table:table-cell table:style-name="Table1.A2" office:value-type="string">
            <text:p text:style-name="P16">Semana 1</text:p>
            <text:p text:style-name="P21">(12/05)</text:p>
          </table:table-cell>
          <table:table-cell table:style-name="Table1.B2" table:number-columns-spanned="3" office:value-type="string">
            <text:list text:style-name="L5">
              <text:list-header>
                <text:p text:style-name="P44"/>
              </text:list-header>
              <text:list-item>
                <text:p text:style-name="P44">Análisis de la aplicación. Analisis del Protocolo Bittorrent. División de tareas y desarrollo del cronograma </text:p>
                <text:p text:style-name="P44"/>
              </text:list-item>
            </text:list>
          </table:table-cell>
          <table:covered-table-cell/>
          <table:covered-table-cell/>
        </table:table-row>
        <table:table-row>
          <table:table-cell table:style-name="Table1.A2" office:value-type="string">
            <text:p text:style-name="P16">Semana 2</text:p>
            <text:p text:style-name="P16">(19/05)</text:p>
          </table:table-cell>
          <table:table-cell table:style-name="Table1.B3" office:value-type="string">
            <text:p text:style-name="P16">Implementación de la interfaz gráfica funcional. </text:p>
          </table:table-cell>
          <table:table-cell table:style-name="Table1.B3" office:value-type="string">
            <text:p text:style-name="P16">Implementación de algoritmo Sha1 y parser Bencode, testeo de ambos</text:p>
          </table:table-cell>
          <table:table-cell table:style-name="Table1.D3" office:value-type="string">
            <text:p text:style-name="P16">Análisis de la lógica, desarrollo de estructura de clases.</text:p>
          </table:table-cell>
        </table:table-row>
        <table:table-row>
          <table:table-cell table:style-name="Table1.A2" office:value-type="string">
            <text:p text:style-name="P16">Semana 3</text:p>
            <text:p text:style-name="P16">(26/05)</text:p>
          </table:table-cell>
          <table:table-cell table:style-name="Table1.B3" office:value-type="string">
            <text:p text:style-name="P16">Testeo de las funciones básicas y correcciones </text:p>
          </table:table-cell>
          <table:table-cell table:style-name="Table1.B3" office:value-type="string">
            <text:p text:style-name="P16">Desarrollo de comunicación con Tracker</text:p>
          </table:table-cell>
          <table:table-cell table:style-name="Table1.D3" office:value-type="string">
            <text:p text:style-name="P16">Implementación de la lógica de peers, desarrollo de tratamiento de pieces.</text:p>
          </table:table-cell>
        </table:table-row>
        <table:table-row>
          <table:table-cell table:style-name="Table1.A2" office:value-type="string">
            <text:p text:style-name="P16">Semana 4</text:p>
            <text:p text:style-name="P16">(02/06)</text:p>
          </table:table-cell>
          <table:table-cell table:style-name="Table1.B3" office:value-type="string">
            <text:p text:style-name="P16">Integración con funcionalidades de red. Documentacion</text:p>
          </table:table-cell>
          <table:table-cell table:style-name="Table1.B3" office:value-type="string">
            <text:p text:style-name="P16">Testeo y Tracker completo.</text:p>
            <text:p text:style-name="P16">Documentación </text:p>
          </table:table-cell>
          <table:table-cell table:style-name="Table1.D3" office:value-type="string">
            <text:p text:style-name="P16">Testeo del manejo de archivos e integración con tracker.</text:p>
          </table:table-cell>
        </table:table-row>
        <table:table-row>
          <table:table-cell table:style-name="Table1.A2" office:value-type="string">
            <text:p text:style-name="P16">Semana 5</text:p>
            <text:p text:style-name="P16">(09/06)</text:p>
          </table:table-cell>
          <table:table-cell table:style-name="Table1.B3" office:value-type="string">
            <text:p text:style-name="P16">Integración con el resto de los módulos </text:p>
          </table:table-cell>
          <table:table-cell table:style-name="Table1.B3" office:value-type="string">
            <text:p text:style-name="P16">Integración con el resto de los módulos</text:p>
          </table:table-cell>
          <table:table-cell table:style-name="Table1.D3" office:value-type="string">
            <text:p text:style-name="P16">Integración con el resto de los módulos</text:p>
          </table:table-cell>
        </table:table-row>
        <table:table-row>
          <table:table-cell table:style-name="Table1.A2" office:value-type="string">
            <text:p text:style-name="P16">Semana 6</text:p>
            <text:p text:style-name="P16">(16/06)</text:p>
          </table:table-cell>
          <table:table-cell table:style-name="Table1.B7" table:number-columns-spanned="3" office:value-type="string">
            <text:p text:style-name="P20"/>
            <text:p text:style-name="P20">PREENTREGA</text:p>
            <text:p text:style-name="P20"/>
          </table:table-cell>
          <table:covered-table-cell/>
          <table:covered-table-cell/>
        </table:table-row>
        <table:table-row>
          <table:table-cell table:style-name="Table1.A2" office:value-type="string">
            <text:p text:style-name="P16">Semana 7</text:p>
            <text:p text:style-name="P16">(23/06) </text:p>
          </table:table-cell>
          <table:table-cell table:style-name="Table1.D3" table:number-columns-spanned="3" office:value-type="string">
            <text:p text:style-name="P16">Corrección de los resultados de la preentrega. Testeo de la aplicación en busca de posibles bugs. Terminar Documentacion requerida.</text:p>
          </table:table-cell>
          <table:covered-table-cell/>
          <table:covered-table-cell/>
        </table:table-row>
        <table:table-row>
          <table:table-cell table:style-name="Table1.A2" office:value-type="string">
            <text:p text:style-name="P16">Semana 8</text:p>
            <text:p text:style-name="P16">(30/06)</text:p>
          </table:table-cell>
          <table:table-cell table:style-name="Table1.B7" table:number-columns-spanned="3" office:value-type="string">
            <text:p text:style-name="P18"><text:s text:c="2"/><text:span text:style-name="T1"><text:s/></text:span></text:p>
            <text:p text:style-name="P19"><text:s text:c="2"/>ENTREGA FINAL</text:p>
            <text:p text:style-name="P19"/>
          </table:table-cell>
          <table:covered-table-cell/>
          <table:covered-table-cell/>
        </table:table-row>
      </table:table>
      <text:p text:style-name="P6"/>
      <text:p text:style-name="P6"/>
      <text:p text:style-name="P6">Por diversos inconvenientes durante la realización del proyecto se tuvo que modificar en ciertos aspectos el cronograma ideal, dando que el cronograma real que se obtuvo es el siguiente.</text:p>
      <text:p text:style-name="P6"/>
      <text:p text:style-name="P37"/>
      <text:p text:style-name="P37">Cronograma Real</text:p>
      <text:p text:style-name="P6"/>
      <text:p text:style-name="P6"/>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6"/>
          </table:table-cell>
          <table:table-cell table:style-name="Table2.A1" office:value-type="string">
            <text:p text:style-name="P17"><text:s/>Garbarini, Lucia</text:p>
          </table:table-cell>
          <table:table-cell table:style-name="Table2.A1" office:value-type="string">
            <text:p text:style-name="P17"><text:s/>De Gregorio, Adrián</text:p>
          </table:table-cell>
          <table:table-cell table:style-name="Table2.D1" office:value-type="string">
            <text:p text:style-name="P17"><text:s/>Barbieri, Alejandro</text:p>
          </table:table-cell>
        </table:table-row>
        <table:table-row>
          <table:table-cell table:style-name="Table2.A2" table:number-rows-spanned="2" office:value-type="string">
            <text:p text:style-name="P16">Semana 1</text:p>
            <text:p text:style-name="P16">(19/05)</text:p>
          </table:table-cell>
          <table:table-cell table:style-name="Table2.B2" table:number-columns-spanned="3" office:value-type="string">
            <text:list text:style-name="L5">
              <text:list-header>
                <text:p text:style-name="P44"/>
              </text:list-header>
              <text:list-item>
                <text:p text:style-name="P44">Análisis de la aplicación. Análisis del Protocolo Bittorrent. División de tareas y desarrollo del cronograma </text:p>
                <text:p text:style-name="P44"/>
              </text:list-item>
            </text:list>
          </table:table-cell>
          <table:covered-table-cell/>
          <table:covered-table-cell/>
        </table:table-row>
        <table:table-row>
          <table:covered-table-cell/>
          <table:table-cell table:style-name="Table2.B3" office:value-type="string">
            <text:p text:style-name="P16"><text:s/>Diseño e implementación de GUI sin conexión con el modelo. </text:p>
          </table:table-cell>
          <table:table-cell table:style-name="Table2.B3" office:value-type="string">
            <text:p text:style-name="P16">Implementación de algoritmo Sha1 y parser Bencode, testeo de ambos</text:p>
          </table:table-cell>
          <table:table-cell table:style-name="Table2.D3" office:value-type="string">
            <text:p text:style-name="P16">Análisis de la lógica, desarrollo de estructura de clases. Definición de interfaces minimas de cada clase, necesarias para la comunicación entre ellas.</text:p>
          </table:table-cell>
        </table:table-row>
        <table:table-row>
          <table:table-cell table:style-name="Table2.A2" office:value-type="string">
            <text:p text:style-name="P16">Semana 2</text:p>
            <text:p text:style-name="P16">(26/05)</text:p>
          </table:table-cell>
          <table:table-cell table:style-name="Table2.B3" office:value-type="string">
            <text:p text:style-name="P16">Integración con el modelo usando el patrón MVC. <text:s/>Mejoras para interfaz más funcional. Implementación de métodos que brindan información sobre el modelo. </text:p>
          </table:table-cell>
          <table:table-cell table:style-name="Table2.B3" office:value-type="string">
            <text:p text:style-name="P16">Modificaciones al Bencode.</text:p>
            <text:p text:style-name="P16">Establecer estructura funcional de datos para el Bencode</text:p>
            <text:p text:style-name="P16">Comienzo de desarrollo del run del tracker.</text:p>
          </table:table-cell>
          <table:table-cell table:style-name="Table2.D3" office:value-type="string">
            <text:p text:style-name="P16">Implementación de: la lógica de peers, <text:s/>parseo de mensajes, manejo de archivos en disco,desarrollo de tratamiento de pieces.</text:p>
          </table:table-cell>
        </table:table-row>
        <table:table-row>
          <table:table-cell table:style-name="Table2.A2" office:value-type="string">
            <text:p text:style-name="P16">Semana 3</text:p>
            <text:p text:style-name="P16">(02/06)</text:p>
          </table:table-cell>
          <table:table-cell table:style-name="Table2.B3" office:value-type="string">
            <text:p text:style-name="P16">Persistencia: <text:s/>guardar la configuración de usuario y estado de la aplicación. Modificación de la vista para que sea asincrónica respecto del modelo. Asistencia en métodos de Torrent y Peers.</text:p>
          </table:table-cell>
          <table:table-cell table:style-name="Table2.B3" office:value-type="string">
            <text:p text:style-name="P16">Continuación de implementación del run y response del tracker. Modificaciones a metodos según bugs observados.</text:p>
            <text:p text:style-name="P16">Cooperacion en la realizacion de la logica en PeerDown</text:p>
          </table:table-cell>
          <table:table-cell table:style-name="Table2.D3" office:value-type="string">
            <text:p text:style-name="P16">Implementacion de: clase auxiliar para desarrollo de tests unitarios, bitmap, Url Encode y tests unitarios de cada clase. </text:p>
            <text:p text:style-name="P16">Refactorización.</text:p>
            <text:p text:style-name="P16">Integración con interfaz gráfica.</text:p>
          </table:table-cell>
        </table:table-row>
        <table:table-row>
          <table:table-cell table:style-name="Table2.A2" office:value-type="string">
            <text:p text:style-name="P16">Semana 4</text:p>
            <text:p text:style-name="P16">(09/06)</text:p>
          </table:table-cell>
          <table:table-cell table:style-name="Table2.B3" office:value-type="string">
            <text:p text:style-name="P16">Mejoras visuales. Asistencia en métodos de Torrent y Peers.</text:p>
          </table:table-cell>
          <table:table-cell table:style-name="Table2.B3" office:value-type="string">
            <text:p text:style-name="P16">Fin del run del tracker e integración con resto de los módulos, testeo y corrección de errores.</text:p>
          </table:table-cell>
          <table:table-cell table:style-name="Table2.D3" office:value-type="string">
            <text:p text:style-name="P16">Correción de bugs y <text:s/>documentación del código.</text:p>
          </table:table-cell>
        </table:table-row>
        <table:table-row>
          <table:table-cell table:style-name="Table2.A2" office:value-type="string">
            <text:p text:style-name="P16">Semana 5</text:p>
            <text:p text:style-name="P16">(16/06)</text:p>
          </table:table-cell>
          <table:table-cell table:style-name="Table2.B7" table:number-columns-spanned="3" office:value-type="string">
            <text:p text:style-name="P20"/>
            <text:p text:style-name="P20">PREENTREGA</text:p>
            <text:p text:style-name="P20"/>
          </table:table-cell>
          <table:covered-table-cell/>
          <table:covered-table-cell/>
        </table:table-row>
        <table:table-row>
          <table:table-cell table:style-name="Table2.A2" office:value-type="string">
            <text:p text:style-name="P16">Semana 6</text:p>
            <text:p text:style-name="P16">(23/06) </text:p>
          </table:table-cell>
          <table:table-cell table:style-name="Table2.D3" table:number-columns-spanned="3" office:value-type="string">
            <text:p text:style-name="P16"/>
            <text:p text:style-name="P16">Corrección de los resultados de la preentrega. Testeo de la aplicación en busca de posibles bugs. Terminar Documentacion requerida.</text:p>
            <text:p text:style-name="P16"/>
          </table:table-cell>
          <table:covered-table-cell/>
          <table:covered-table-cell/>
        </table:table-row>
        <table:table-row>
          <table:table-cell table:style-name="Table2.A2" office:value-type="string">
            <text:p text:style-name="P16">Semana 7</text:p>
            <text:p text:style-name="P16">(30/06)</text:p>
          </table:table-cell>
          <table:table-cell table:style-name="Table2.B7" table:number-columns-spanned="3" office:value-type="string">
            <text:p text:style-name="P18"/>
            <text:p text:style-name="P18"><text:s text:c="2"/><text:span text:style-name="T1"><text:s text:c="3"/>ENTREGA FINAL</text:span></text:p>
            <text:p text:style-name="P19"/>
          </table:table-cell>
          <table:covered-table-cell/>
          <table:covered-table-cell/>
        </table:table-row>
      </table:table>
      <text:p text:style-name="P6"/>
      <text:p text:style-name="P6"/>
      <text:p text:style-name="P6">El cuadro muestra las tareas específicas de cada integrante. Sin embargo, esta división no es exacta. Por ejemplo, tareas de diseño y debug fueron realizadas en conjunto así como la implementación y <text:soft-page-break/>testeo de ciertos métodos de las <text:s/>clases mas importantes.</text:p>
      <text:p text:style-name="P6">A continuación se pasaran a especificar los principales problemas encontrados a la hora de desarrollar los distintos módulos de la aplicación y las modificaciones que se tuvieron que realizar para poder corregirlos. </text:p>
      <text:p text:style-name="P6"/>
      <text:p text:style-name="P6"><text:s/>Los distintos inconvenientes que fueron surgiendo fueron una de las principales razones de las modificaciones al cronograma propuesto.</text:p>
      <text:p text:style-name="P6"/>
      <text:p text:style-name="P6"/>
      <text:p text:style-name="P2">Inconvenientes Encontrados:</text:p>
      <text:p text:style-name="P6"/>
      <text:list text:style-name="L6">
        <text:list-item>
          <text:p text:style-name="P39">Conexión con el tracker: </text:p>
        </text:list-item>
      </text:list>
      <text:p text:style-name="P6"/>
      <text:p text:style-name="P6">Uno de los primeros inconvenientes que surgieron, fue en establecer la comunicación con el tracker.</text:p>
      <text:p text:style-name="P6"/>
      <text:p text:style-name="P6">El problema se dio en la obtención del “ info hash “ necesario para realizar el “ request” al tracker. No se había interpretado correctamente el protocolo en lo que respecta a la obtención del mismo.</text:p>
      <text:p text:style-name="P6"/>
      <text:p text:style-name="P6">La obtención consta del procesamiento del campo “info” incluido en el archivo torrent con el algoritmo sha1. Por lo cual se paso a implementar dentro del Bencode parser un método para el procesamiento el diccionario “info” y su correspondiente sha1. </text:p>
      <text:p text:style-name="P6"/>
      <text:p text:style-name="P6">Otro de los problemas que aparecieron en la obtención del diccionario ”info” fue la obtención completa del mismo , puesto que la diferencia de un 1 bytes en el resultado producía un sha1 completamente distinto con el cual el tracker rechazaba el pedido. Para solucionarlo se estableció un sistema de flags que permitían obtener con precisión el inicio y la finalización del diccionario requerido.</text:p>
      <text:p text:style-name="P6"/>
      <text:list text:style-name="L7">
        <text:list-item>
          <text:p text:style-name="P27"><text:span text:style-name="T2">Respuesta del tracker</text:span> :</text:p>
        </text:list-item>
      </text:list>
      <text:p text:style-name="P6"/>
      <text:p text:style-name="P6">La respuesta del tracker produjo ciertos inconvenientes en un comienzo por el formato en que se obtenía , al poseer un texto <text:s/>( el cual no era de un formato estándar) previo al diccionario Bencode que se buscaba obtener. Por lo tanto se tuvo que realizar un método para poder extraer la información necesaria de la respuesta del tracker y poder decodificar los peers que poseían su información de ip y puerto en binario. Una vez obtenidos se paso a la creación de los distintos peers y la conexión con los mismos.</text:p>
      <text:p text:style-name="P6"/>
      <text:list text:style-name="L8">
        <text:list-item>
          <text:list>
            <text:list-item>
              <text:p text:style-name="P36">Refresh de peers:</text:p>
            </text:list-item>
          </text:list>
        </text:list-item>
      </text:list>
      <text:p text:style-name="P5"/>
      <text:p text:style-name="P6">Uno de los inconvenientes que se dieron con los peers , era la necesidad de poder obtener nuevos peers cuando los que nos enviaron inicialmente se desconectaron o se dieron de baja. Por lo tanto se tuvo que tener en cuenta el pedido de nuevos peers al tracker , se opto inicialmente porque el pedido sea en forma manual por el usuario , pero se estableció a su vez un mecanismo el cual refresca automáticamente en el caso de que no se reciba ningún byte desde los peers actualmente conectados y a su vez que haya pasado el tiempo para poder realizar pedidos con el tracker. Cumpliéndose estas dos conexiones , el programa elimina los peers inactivos y vuelve a pedir peers al tracker. </text:p>
      <text:p text:style-name="P6"/>
      <text:p text:style-name="P6">Se implemento con el fin de poder dar una mejor performance y minimizar las acciones del usuario <text:soft-page-break/>en especial si el mismo no se encuentra frente a la aplicación para refrescarla en forma manual en estos casos.</text:p>
      <text:p text:style-name="P6"/>
      <text:list text:style-name="L8">
        <text:list-item text:start-value="1">
          <text:list>
            <text:list-item text:start-value="1">
              <text:p text:style-name="P36">Diseño de interfaz:</text:p>
            </text:list-item>
          </text:list>
        </text:list-item>
      </text:list>
      <text:p text:style-name="P6"/>
      <text:p text:style-name="P6">El principal problema encontrado en cuanto al desarrollo de la interfaz gráfica fue la escasa información sobre el uso de gtkmm en conjunto con Glade, ya que los tutoriales encontrados en las paginas oficiales muestran información sobre versiones anteriores de Glade que incluían menor funcionalidad y distinta forma de integración con el código en C++. <text:s/>Por otro lado, la documentación oficial de gtkmm no se encuentra completa por lo que <text:s/>se dificultó la implementación de funcionalidades, como por ejemplo la captura de eventos en ventanas especiales como la de selección de archivos. </text:p>
      <text:p text:style-name="P6"/>
      <text:list text:style-name="L8">
        <text:list-item text:start-value="1">
          <text:list>
            <text:list-item text:start-value="1">
              <text:p text:style-name="P36">Fluidez de la GUI:</text:p>
            </text:list-item>
          </text:list>
        </text:list-item>
      </text:list>
      <text:p text:style-name="P5"/>
      <text:p text:style-name="P6">La primer implementación de la vista fue sincrónica con el modelo, pero esto presentó problemas ya que el modelo consumía tiempo de procesamiento en actualizar la información en pantalla. Por esto se optó luego por una vista actualizándose ante eventos en el modelo el un hilo de ejecución independiente, lo que resultó ser más eficiente. </text:p>
      <text:p text:style-name="P6"/>
      <text:p text:style-name="P6">Sin embargo, luego se presentaron inconvenientes ya que gtk no es multithread, es decir, el loop principal de gtk que atiende eventos y administra las ventanas no permitía realizar ciertas tareas en paralelo. Por ejemplo, cálculos de hash de archivos, <text:s/>que son los más costosos en cuanto a tiempo de cpu, trababan la vista haciendo suponer que la aplicación se había colgado cuando en realidad el problema era que el main loop de gtk estaba ocupado procesando y no refrescando la vista. Por este motivo se tuvo que rediseñar la forma de atender las señales generadas por la vista y así poder mostrar una ventana que indicara que se estaba procesando el archivo, de una manera tal que gtk lo permitiera. </text:p>
      <text:p text:style-name="P6"/>
      <text:p text:style-name="P2">Análisis de puntos pendientes:</text:p>
      <text:p text:style-name="P2"/>
      <text:list text:style-name="L9">
        <text:list-item>
          <text:p text:style-name="P31">Implementar extenciones del protocolo BitTorrent, por ejemplo: DHT (Distributed Hash Table), Encriptado de la conexión, etc.</text:p>
        </text:list-item>
        <text:list-item>
          <text:p text:style-name="P31">Agregar mas opciones de configuración como por ejemplo control de cantidad de conexiones y restricción del ancho de banda a utilizar en descargas y subidas.</text:p>
        </text:list-item>
        <text:list-item>
          <text:p text:style-name="P31">Implementar una mejor política de pedido de piezas, para optimizar las descargas.</text:p>
        </text:list-item>
      </text:list>
      <text:p text:style-name="P2"/>
      <text:p text:style-name="P2">Herramientas:</text:p>
      <text:p text:style-name="P2"/>
      <text:p text:style-name="P7">Dentro de las herramientas que se utilizaron en la realización del proyecto fueron:</text:p>
      <text:p text:style-name="P7"/>
      <text:p text:style-name="P10">IDE:<text:span text:style-name="T11"> </text:span></text:p>
      <text:p text:style-name="P7"/>
      <text:list text:style-name="L10">
        <text:list-item>
          <text:p text:style-name="P32">Eclipse Ganymede con plug-in CDT.</text:p>
          <text:p text:style-name="P32"/>
        </text:list-item>
      </text:list>
      <text:p text:style-name="P7">Enlace:</text:p>
      <text:p text:style-name="P7"><text:a xlink:type="simple" xlink:href="http://www.eclipse.org/ganymede/">http://www.eclipse.org/ganymede/</text:a></text:p>
      <text:p text:style-name="P7"><text:soft-page-break/></text:p>
      <text:p text:style-name="P10">Herramienta para control de versiones :</text:p>
      <text:p text:style-name="P40"/>
      <text:list text:style-name="L11">
        <text:list-item>
          <text:p text:style-name="P42">Subclipse, que es un plug-in para el IDE Eclipse.</text:p>
        </text:list-item>
      </text:list>
      <text:p text:style-name="P6"/>
      <text:p text:style-name="P6">Enlaces:</text:p>
      <text:p text:style-name="P6"><text:a xlink:type="simple" xlink:href="http://subclipse.tigris.org/">http://subclipse.tigris.org/</text:a></text:p>
      <text:p text:style-name="P6"><text:a xlink:type="simple" xlink:href="http://es.wikipedia.org/wiki/Subversion">http://es.wikipedia.org/wiki/Subversion</text:a></text:p>
      <text:p text:style-name="P6"/>
      <text:p text:style-name="P10">Herramientas para debug y testeo :<text:span text:style-name="T11"> </text:span></text:p>
      <text:p text:style-name="P7"/>
      <text:list text:style-name="L12">
        <text:list-item>
          <text:p text:style-name="P33">GDB </text:p>
        </text:list-item>
        <text:list-item>
          <text:p text:style-name="P33">Valgrind</text:p>
        </text:list-item>
        <text:list-item>
          <text:p text:style-name="P43"><text:span text:style-name="T7">Wireshark <text:s/>( a</text:span><text:span text:style-name="T4">nalizador de protocolo </text:span>utilizado para realizar análisis y solucionar problemas en redes de comunicaciones).</text:p>
        </text:list-item>
      </text:list>
      <text:p text:style-name="P7"/>
      <text:p text:style-name="P7">Enlaces:</text:p>
      <text:p text:style-name="P7"><text:a xlink:type="simple" xlink:href="http://www.gnu.org/software/gdb/">http://www.gnu.org/software/gdb/</text:a></text:p>
      <text:p text:style-name="P7"><text:a xlink:type="simple" xlink:href="http://valgrind.org/">http://valgrind.org/</text:a></text:p>
      <text:p text:style-name="P7"><text:a xlink:type="simple" xlink:href="http://www.wireshark.org/">http://www.wireshark.org/</text:a></text:p>
      <text:p text:style-name="P7"/>
      <text:p text:style-name="P10">Diseño de interfaz gráfica:</text:p>
      <text:list text:style-name="L13">
        <text:list-header>
          <text:p text:style-name="P34"/>
        </text:list-header>
        <text:list-item>
          <text:p text:style-name="P34"><text:s/>Glade 3.6.4</text:p>
        </text:list-item>
      </text:list>
      <text:p text:style-name="P6"/>
      <text:p text:style-name="P6">Enlace:</text:p>
      <text:p text:style-name="P6"><text:a xlink:type="simple" xlink:href="http://en.wikipedia.org/wiki/Glade_Interface_Designer/">http://en.wikipedia.org/wiki/Glade_Interface_Designer/</text:a></text:p>
      <text:p text:style-name="P5"/>
      <text:p text:style-name="P9">Creación de manual de usuario:</text:p>
      <text:p text:style-name="P6"/>
      <text:list text:style-name="L14">
        <text:list-item>
          <text:p text:style-name="P28">QuantaPlus ( Entorno de desarrollo web).</text:p>
        </text:list-item>
        <text:list-item>
          <text:p text:style-name="P28">GIMP (Edición de imagenes).</text:p>
        </text:list-item>
      </text:list>
      <text:p text:style-name="P6"/>
      <text:p text:style-name="P6">Enlaces:</text:p>
      <text:p text:style-name="P15"><text:a xlink:type="simple" xlink:href="http://quanta.kdewebdev.org/"><text:span text:style-name="T10">http://quanta.kdewebdev.org/</text:span></text:a></text:p>
      <text:p text:style-name="P15"><text:a xlink:type="simple" xlink:href="http://www.gimp.org/"><text:span text:style-name="T10">http://www.gimp.org/</text:span></text:a></text:p>
      <text:p text:style-name="P6"/>
      <text:p text:style-name="P9">Creacion de Informes:</text:p>
      <text:p text:style-name="P9"/>
      <text:list text:style-name="L15">
        <text:list-item>
          <text:list>
            <text:list-item>
              <text:list>
                <text:list-item>
                  <text:list>
                    <text:list-item>
                      <text:list>
                        <text:list-item>
                          <text:list>
                            <text:list-item>
                              <text:list>
                                <text:list-item>
                                  <text:p text:style-name="P29">OpenOffice</text:p>
                                </text:list-item>
                                <text:list-item>
                                  <text:p text:style-name="P29">Dia ( Herramienta de modelado UML)</text:p>
                                </text:list-item>
                              </text:list>
                            </text:list-item>
                          </text:list>
                        </text:list-item>
                      </text:list>
                    </text:list-item>
                  </text:list>
                </text:list-item>
              </text:list>
            </text:list-item>
          </text:list>
        </text:list-item>
      </text:list>
      <text:p text:style-name="P6"/>
      <text:p text:style-name="P6">Enlace:</text:p>
      <text:p text:style-name="Standard"><text:a xlink:type="simple" xlink:href="http://www.openoffice.org/"><text:span text:style-name="T8">http://www.openoffice.org/</text:span></text:a></text:p>
      <text:p text:style-name="Standard"><text:a xlink:type="simple" xlink:href="http://live.gnome.org/Dia"><text:span text:style-name="T8">http://live.gnome.org/Dia</text:span></text:a></text:p>
      <text:p text:style-name="P6"/>
      <text:p text:style-name="P7">Cabe destacar que todas las herramientas utilizadas para el desarrollo del proyecto son Open source, por lo que el costo fué minimo.</text:p>
      <text:p text:style-name="P2"><text:soft-page-break/>Conclusiones:</text:p>
      <text:p text:style-name="P2"/>
      <text:p text:style-name="P6">Se integraron los conocimientos obtenidos durante la cursada, en C++, threads, sockets, GUI, la importancia del uso de valgrind como a su vez lo fundamental de una buena herramienta para realizar debug y encontrar pérdidas de memoria.</text:p>
      <text:p text:style-name="P6"/>
      <text:p text:style-name="P6">Se familiarizo con el hecho de planificar el trabajo y el uso de cronogramas para la realización del proyecto. A su vez se rescato la necesidad de una buena aplicación de versionado para poder minimizar errores en las distintas modificaciones que se fueron realizando durante el periodo de desarrollo. </text:p>
      <text:p text:style-name="P6"/>
      <text:p text:style-name="P6">La realización del trabajo dio como resultado una noción mas profunda de los protocolos P2P, y la transferencia de archivos por medio de estas redes, permitiendo aprender su manejo e implementación.</text:p>
      <text:p text:style-name="P6"/>
      <text:p text:style-name="P6">Por último, se destaca el hecho de la importancia de realizar una completa documentación del código y el hecho de poder establecer un manual de usuario comprensible, lo mas claro y detallado posible, para facilitar el uso de la aplicación y minimizar posibles errores o confusion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AR"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Text"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righ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75.42 – Taller de Programación I – Trabajo Practico Final</text:p>
      </style:header>
      <style:footer>
        <text:p text:style-name="P1"><text:page-number text:select-page="current">10</text:page-number></text:p>
      </style:footer>
    </style:master-page>
    <style:master-page style:name="Footnote" style:page-layout-name="pm2">
      <style:header>
        <text:p text:style-name="Header"/>
      </style:header>
      <style:footer>
        <text:p text:style-name="Footer"/>
      </style:footer>
    </style:master-page>
    <style:master-page style:name="Endnote"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ustavo</meta:initial-creator>
    <meta:creation-date>2009-06-27T11:28:26</meta:creation-date>
    <dc:creator>Gustavo</dc:creator>
    <dc:date>2009-06-29T20:19:48</dc:date>
    <meta:editing-cycles>36</meta:editing-cycles>
    <meta:editing-duration>PT5H10M46S</meta:editing-duration>
    <meta:user-defined meta:name="Info 1"/>
    <meta:user-defined meta:name="Info 2"/>
    <meta:user-defined meta:name="Info 3"/>
    <meta:user-defined meta:name="Info 4"/>
    <meta:document-statistic meta:table-count="2" meta:image-count="0" meta:object-count="0" meta:page-count="10" meta:paragraph-count="198" meta:word-count="2039" meta:character-count="13890"/>
  </office:meta>
</office:document-meta>
</file>